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LiberationSans" svg:font-family="LiberationSans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style style:name="P4" style:family="paragraph" style:parent-style-name="Text_20_body">
      <style:paragraph-properties loext:contextual-spacing="false" fo:margin-top="0.5902in" fo:margin-bottom="0.0827in" fo:text-align="center" style:justify-single-word="false"/>
      <style:text-properties style:font-name="LiberationSans" fo:font-size="11pt" style:font-size-asian="24pt" style:font-size-complex="24pt"/>
    </style:style>
    <style:style style:name="P5" style:family="paragraph" style:parent-style-name="Text_20_body">
      <style:text-properties style:font-name="LiberationSans" fo:font-size="11pt"/>
    </style:style>
    <style:style style:name="P6" style:family="paragraph" style:parent-style-name="OOoProductName">
      <style:paragraph-properties loext:contextual-spacing="false" fo:margin-top="0.9839in" fo:margin-bottom="0.0398in"/>
      <style:text-properties fo:font-size="44pt" fo:font-weight="normal" style:font-size-asian="44pt" style:font-weight-asian="normal" style:font-size-complex="44pt" style:font-weight-complex="normal"/>
    </style:style>
    <style:style style:name="P7" style:family="paragraph" style:parent-style-name="OOoCopyrightPage">
      <style:paragraph-properties fo:break-before="page"/>
    </style:style>
    <style:style style:name="P8" style:family="paragraph" style:parent-style-name="OOo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OOo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OOoNewChapter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1" style:family="paragraph" style:parent-style-name="OOoNewChapter" style:master-page-name="OOoCopyright">
      <style:paragraph-properties style:page-number="auto"/>
    </style:style>
    <style:style style:name="P12" style:family="paragraph" style:parent-style-name="OOoSubtitle" style:master-page-name="">
      <style:paragraph-properties loext:contextual-spacing="false" fo:margin-top="0in" fo:margin-bottom="0.7874in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P13" style:family="paragraph" style:parent-style-name="OOoToCHead" style:master-page-name="OOoFrontMatter">
      <style:paragraph-properties style:page-number="auto"/>
    </style:style>
    <style:style style:name="P14" style:family="paragraph" style:parent-style-name="OOoTextBody">
      <style:paragraph-properties loext:contextual-spacing="false" fo:margin-top="0.5902in" fo:margin-bottom="0.0827in" fo:text-align="center" style:justify-single-word="false"/>
      <style:text-properties fo:font-size="24pt" style:font-size-asian="24pt" style:font-size-complex="24pt"/>
    </style:style>
    <style:style style:name="T1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LiberationSans" svg:font-family="LiberationSans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2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Oblique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OOoCaution" style:family="paragraph" style:parent-style-name="Standard">
      <style:paragraph-properties loext:contextual-spacing="false" fo:margin-top="0in" fo:margin-bottom="0.0398in" fo:background-color="#ffff99" fo:padding="0.0984in" fo:border="0.0138in solid #000000" style:shadow="none">
        <style:background-image/>
      </style:paragraph-properties>
    </style:style>
    <style:style style:name="OOoNote" style:family="paragraph" style:parent-style-name="Standard">
      <style:paragraph-properties loext:contextual-spacing="false" fo:margin-top="0in" fo:margin-bottom="0.0398in" fo:background-color="#ffcc99" fo:padding="0.0984in" fo:border="0.0138in solid #000000" style:shadow="none">
        <style:background-image/>
      </style:paragraph-properties>
    </style:style>
    <style:style style:name="OOoTip" style:family="paragraph" style:parent-style-name="Standard">
      <style:paragraph-properties loext:contextual-spacing="false" fo:margin-top="0in" fo:margin-bottom="0.0398in" fo:background-color="#ccffff" fo:padding="0.0984in" fo:border="0.0138in solid #000000" style:shadow="none">
        <style:background-image/>
      </style:paragraph-properties>
    </style:style>
    <style:style style:name="OOoProductName" style:family="paragraph" style:parent-style-name="OOoGuideName" style:next-style-name="OOoGuideName">
      <style:paragraph-properties loext:contextual-spacing="false" fo:margin-top="0.5902in" fo:margin-bottom="0.0398in"/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OOoScenarioHeading" style:family="paragraph" style:next-style-name="OOoTextBody" style:master-page-name="">
      <style:paragraph-properties loext:contextual-spacing="false" fo:margin-top="0in" fo:margin-bottom="0.0827in" style:page-number="auto"/>
      <style:text-properties style:font-name="DejaVu Sans" fo:font-size="13pt" fo:font-weight="bold" style:font-size-asian="12pt" style:font-weight-asian="bold" style:font-size-complex="12pt" style:font-weight-complex="bold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BookCoverNotice" style:family="paragraph" style:parent-style-name="OOoTextBody" style:next-style-name="OOoPageBreak">
      <style:paragraph-properties loext:contextual-spacing="false" fo:margin-left="0.7874in" fo:margin-right="0in" fo:margin-top="0.7874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OOoCoverNotice" style:family="paragraph" style:parent-style-name="OOoTextBody">
      <style:paragraph-properties loext:contextual-spacing="false" fo:margin-left="0.7874in" fo:margin-right="0in" fo:margin-top="0.3937in" fo:margin-bottom="0.0827in" fo:text-indent="0in" style:auto-text-indent="false" style:border-line-width="0.0138in 0.0138in 0.0138in" fo:padding="0.0984in" fo:border="0.0413in double #000000" style:shadow="#808080 0.0709in 0.0709in"/>
      <style:text-properties fo:font-size="12pt" style:font-size-asian="12pt" style:font-size-complex="12pt"/>
    </style:style>
    <style:style style:name="Index_20_Separator" style:display-name="Index Separator" style:family="paragraph" style:parent-style-name="Index" style:class="index" style:master-page-name="">
      <style:paragraph-properties loext:contextual-spacing="false" fo:margin-left="0in" fo:margin-right="0in" fo:margin-top="0.0783in" fo:margin-bottom="0.0398in" fo:text-indent="0in" style:auto-text-indent="false" style:page-number="auto" style:shadow="none" fo:keep-with-next="always"/>
      <style:text-properties fo:color="#0084d1" fo:font-size="14pt" fo:font-weight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OOoTextBodyIndented" style:family="paragraph" style:parent-style-name="OOoTextBody">
      <style:paragraph-properties fo:margin-left="0.2362in" fo:margin-right="0in" fo:text-indent="0in" style:auto-text-indent="false"/>
    </style:style>
    <style:style style:name="OOoHeading4" style:family="paragraph" style:parent-style-name="OOoHeading3" style:next-style-name="OOoTextBody">
      <style:paragraph-properties loext:contextual-spacing="false" fo:margin-top="0.1256in" fo:margin-bottom="0in"/>
      <style:text-properties fo:font-size="12pt" fo:font-style="normal"/>
    </style:style>
    <style:style style:name="OOoNumbered_20_1_20_End" style:display-name="OOoNumbered 1 End" style:family="paragraph" style:parent-style-name="OOoNumbered_20_1_20_Start" style:next-style-name="OOoTextBody"/>
    <style:style style:name="OOoNumbered_20_1_20_Cont" style:display-name="OOoNumbered 1 Cont" style:family="paragraph" style:parent-style-name="OOoNumbered_20_1_20_Start"/>
    <style:style style:name="OOoNumbered_20_1_20_Start" style:display-name="OOoNumbered 1 Start" style:family="paragraph" style:parent-style-name="Standard"/>
    <style:style style:name="OOoTextBodyNoIndent" style:family="paragraph" style:parent-style-name="OOoTextBody">
      <style:paragraph-properties fo:margin-left="0in" fo:margin-right="0in" fo:text-indent="0in" style:auto-text-indent="false"/>
    </style:style>
    <style:style style:name="OOoList_20_1_20_Cont" style:display-name="OOoList 1 Cont" style:family="paragraph" style:parent-style-name="OOoList_20_1_20_Start"/>
    <style:style style:name="OOoHeading0" style:family="paragraph" style:parent-style-name="Standard" style:next-style-name="OOoTextBody">
      <style:paragraph-properties loext:contextual-spacing="false" fo:margin-top="1.7717in" fo:margin-bottom="0.1181in" fo:text-align="end" style:justify-single-word="false"/>
      <style:text-properties fo:color="#0e85cd" fo:font-size="28pt" fo:font-style="italic" fo:font-weight="bold"/>
    </style:style>
    <style:style style:name="OOoTableText.Italic" style:family="paragraph" style:parent-style-name="OOoTableText" style:next-style-name="OOoTableText">
      <style:text-properties fo:font-style="italic"/>
    </style:style>
    <style:style style:name="FigureCaption" style:family="paragraph" style:parent-style-name="Text_20_body" style:next-style-name="Text_20_body" style:master-page-name="">
      <style:paragraph-properties loext:contextual-spacing="false" fo:margin-left="0in" fo:margin-right="0in" fo:margin-top="0in" fo:margin-bottom="0.0429in" fo:text-align="start" style:justify-single-word="false" fo:text-indent="0in" style:auto-text-indent="false" style:page-number="auto" fo:keep-with-next="auto"/>
      <style:text-properties style:font-name="Century Schoolbook L" fo:font-size="10pt" fo:font-style="italic" fo:font-weight="normal" style:font-weight-complex="normal"/>
    </style:style>
    <style:style style:name="OOoHeading2" style:family="paragraph" style:next-style-name="OOoTextBody">
      <style:paragraph-properties loext:contextual-spacing="false" fo:margin-left="0.252in" fo:margin-right="0in" fo:margin-top="0.2992in" fo:margin-bottom="0.0984in" fo:text-indent="0in" style:auto-text-indent="false" fo:keep-with-next="always"/>
      <style:text-properties fo:color="#0e85cd" style:font-name="Bitstream Vera Sans" fo:font-size="15pt" fo:font-weight="bold"/>
    </style:style>
    <style:style style:name="OOoHeading1" style:family="paragraph" style:next-style-name="OOoTextBody">
      <style:paragraph-properties loext:contextual-spacing="false" fo:margin-top="0.2992in" fo:margin-bottom="0.1492in" fo:padding="0.0193in" fo:border-left="none" fo:border-right="none" fo:border-top="none" fo:border-bottom="0.0138in solid #000080" fo:keep-with-next="always"/>
      <style:text-properties fo:color="#0e85cd" style:font-name="Bitstream Vera Sans" fo:font-size="18pt" fo:font-weight="bold" style:letter-kerning="tru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>
      <style:paragraph-properties fo:margin-left="0in" fo:margin-right="0in" fo:text-align="center" style:justify-single-word="false" fo:text-indent="0in" style:auto-text-indent="false"/>
      <style:text-properties style:font-name="Verdana" fo:font-size="8pt"/>
    </style:style>
    <style:style style:name="OOoHeading3" style:family="paragraph" style:next-style-name="OOoTextBody">
      <style:paragraph-properties loext:contextual-spacing="false" fo:margin-left="0.252in" fo:margin-right="0in" fo:margin-top="0.1575in" fo:margin-bottom="0.0398in" fo:text-align="start" style:justify-single-word="false" fo:keep-together="auto" fo:text-indent="0in" style:auto-text-indent="false" fo:break-before="auto" fo:break-after="auto" fo:keep-with-next="always"/>
      <style:text-properties fo:color="#0e85cd" style:font-name="Bitstream Vera Sans" fo:font-size="11pt" fo:font-style="normal" fo:font-weight="bold"/>
    </style:style>
    <style:style style:name="OOoNumberList" style:family="paragraph" style:parent-style-name="Text_20_body"/>
    <style:style style:name="OOoTableContents_28_Caption_29_" style:display-name="OOoTableContents(Caption)" style:family="paragraph" style:next-style-name="OOoTextBody">
      <style:text-properties style:font-name="DejaVu Sans1" fo:font-size="10pt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in" fo:margin-right="0in" fo:line-height="100%" fo:text-indent="0in" style:auto-text-indent="false"/>
      <style:text-properties fo:font-size="10.5pt" style:font-weight-complex="normal"/>
    </style:style>
    <style:style style:name="OOoBookTitle" style:family="paragraph" style:parent-style-name="OOoHeading" style:next-style-name="OOoTextBody">
      <style:paragraph-properties loext:contextual-spacing="false" fo:margin-top="5.1181in" fo:margin-bottom="0.0398in" fo:text-align="end" style:justify-single-word="false"/>
      <style:text-properties fo:color="#000000" style:font-name="DejaVu Sans2" fo:font-size="36pt" fo:font-style="italic" fo:font-weight="bold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DejaVu Sans" fo:font-weight="bold"/>
    </style:style>
    <style:style style:name="OOoTableText_28_Caption_29_" style:display-name="OOoTableText(Caption)" style:family="paragraph">
      <style:text-properties style:font-name="DejaVu Sans1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loext:contextual-spacing="false" fo:margin-top="0in" fo:margin-bottom="0.0827in"/>
    </style:style>
    <style:style style:name="OOoList_20_2_20_Start" style:display-name="OOoList 2 Start" style:family="paragraph" style:parent-style-name="OOoList" style:next-style-name="OOoList_20_2_20_Cont."/>
    <style:style style:name="OOoList_20_2_20_Cont." style:display-name="OOoList 2 Cont." style:family="paragraph" style:parent-style-name="OOoList_20_2_20_Start"/>
    <style:style style:name="OOoList_5f_TextBody_5f_L2" style:display-name="OOoList_TextBody_L2" style:family="paragraph" style:parent-style-name="OOoList">
      <style:paragraph-properties loext:contextual-spacing="false" fo:margin-left="0.8661in" fo:margin-right="0in" fo:margin-top="0in" fo:margin-bottom="0in" fo:text-indent="0in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/>
    <style:style style:name="OOoNum_20_abc_20_Cont." style:display-name="OOoNum abc Cont." style:family="paragraph" style:parent-style-name="OOoNum_20_abc_20_Start"/>
    <style:style style:name="OOoNum_20_iii_20_Start" style:display-name="OOoNum iii Start" style:family="paragraph" style:parent-style-name="OOoList" style:next-style-name="OOoNum_20_iii_20_Cont.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loext:contextual-spacing="false" fo:margin-top="0in" fo:margin-bottom="0.0835in"/>
    </style:style>
    <style:style style:name="OOoNum_20_123_20_Cont." style:display-name="OOoNum 123 Cont." style:family="paragraph" style:parent-style-name="OOoNum_20_123_20_Start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/>
    <style:style style:name="OOoList_5f_TextBody_5f_L1" style:display-name="OOoList_TextBody_L1" style:family="paragraph" style:parent-style-name="OOoList" style:list-style-name="">
      <style:paragraph-properties loext:contextual-spacing="false" fo:margin-left="0.5118in" fo:margin-right="0in" fo:margin-top="0in" fo:margin-bottom="0in" fo:text-indent="0in" style:auto-text-indent="false"/>
    </style:style>
    <style:style style:name="OOoFigureNoCaption" style:family="paragraph" style:parent-style-name="OOoTextBody" style:next-style-name="OOoTextBody">
      <style:paragraph-properties loext:contextual-spacing="false" fo:margin-left="0in" fo:margin-right="0in" fo:margin-top="0.0835in" fo:margin-bottom="0.0835in" fo:text-align="center" style:justify-single-word="false" fo:text-indent="0in" style:auto-text-indent="false"/>
    </style:style>
    <style:style style:name="OOoHeading_20_4" style:display-name="OOoHeading 4" style:family="paragraph" style:parent-style-name="OOoHeading" style:next-style-name="OOoTextBody" style:default-outline-level="5" style:list-style-name="">
      <style:paragraph-properties loext:contextual-spacing="false" fo:margin-top="0.1252in" fo:margin-bottom="0in" fo:padding="0in" fo:border="none" style:shadow="none"/>
      <style:text-properties fo:color="#0e85cd" fo:font-size="75%"/>
    </style:style>
    <style:style style:name="OOoHeading_20_3" style:display-name="OOoHeading 3" style:family="paragraph" style:parent-style-name="OOoHeading" style:next-style-name="OOoTextBody" style:default-outline-level="4" style:list-style-name="">
      <style:paragraph-properties loext:contextual-spacing="false" fo:margin-top="0.0783in" fo:margin-bottom="0.0429in"/>
      <style:text-properties fo:color="#0e85cd" fo:font-size="12pt" fo:font-style="oblique" fo:font-weight="normal"/>
    </style:style>
    <style:style style:name="OOoHeading_20_2" style:display-name="OOoHeading 2" style:family="paragraph" style:parent-style-name="OOoHeading" style:next-style-name="OOoTextBody" style:default-outline-level="3" style:list-style-name="">
      <style:paragraph-properties loext:contextual-spacing="false" fo:margin-top="0.0783in" fo:margin-bottom="0.0827in" style:shadow="none"/>
      <style:text-properties fo:color="#0e85cd" fo:font-size="14pt"/>
    </style:style>
    <style:style style:name="OOoNumberedTNC_20_Start" style:display-name="OOoNumberedTNC Start" style:family="paragraph" style:parent-style-name="OOoTableText" style:next-style-name="OOoNumberedTNC_20_Cont.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Cont." style:display-name="OOoNumberedTNC Cont." style:family="paragraph" style:parent-style-name="OOoNumberedTNC_20_Start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NumberedTNC_20_End" style:display-name="OOoNumberedTNC End" style:family="paragraph" style:parent-style-name="OOoNumberedTNC_20_Start" style:next-style-name="OOoTableText">
      <style:paragraph-properties loext:contextual-spacing="false" fo:margin-left="0.5118in" fo:margin-right="0in" fo:margin-top="0in" fo:margin-bottom="0in" fo:text-indent="-0.0783in" style:auto-text-indent="false">
        <style:tab-stops/>
      </style:paragraph-properties>
      <style:text-properties fo:font-size="10.3000001907349pt"/>
    </style:style>
    <style:style style:name="OOoListTNC_20_Start" style:display-name="OOoListTNC Start" style:family="paragraph" style:parent-style-name="OOoTableText" style:next-style-name="OOoListTNC_20_Cont.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OOoListTNC_20_End" style:display-name="OOoListTNC End" style:family="paragraph" style:parent-style-name="OOoListTNC_20_Start" style:next-style-name="OOoTableText">
      <style:paragraph-properties loext:contextual-spacing="false" fo:margin-left="0.5118in" fo:margin-right="0in" fo:margin-top="0in" fo:margin-bottom="0in" fo:text-indent="-0.2201in" style:auto-text-indent="false">
        <style:tab-stops/>
      </style:paragraph-properties>
      <style:text-properties fo:font-size="10.3000001907349pt"/>
    </style:style>
    <style:style style:name="Figure" style:family="paragraph" style:parent-style-name="Caption" style:class="extra">
      <style:paragraph-properties loext:contextual-spacing="false" fo:margin-top="0in" fo:margin-bottom="0.0417in"/>
      <style:text-properties fo:font-size="11pt" style:font-weight-asian="normal"/>
    </style:style>
    <style:style style:name="OOoCopyrightPage" style:family="paragraph" style:parent-style-name="OOoHeading" style:next-style-name="OOoTextBody">
      <style:paragraph-properties loext:contextual-spacing="false" fo:margin-top="0.1965in" fo:margin-bottom="0.0827in" style:shadow="none"/>
      <style:text-properties fo:color="#0e85cd"/>
    </style:style>
    <style:style style:name="OOoContents_20_4" style:display-name="OOoContents 4" style:family="paragraph" style:parent-style-name="OOoContents">
      <style:paragraph-properties loext:contextual-spacing="false" fo:margin-left="0.6654in" fo:margin-right="0in" fo:margin-top="0in" fo:margin-bottom="0in" fo:text-indent="0in" style:auto-text-indent="false" style:shadow="none"/>
    </style:style>
    <style:style style:name="Contents_20_4" style:display-name="Contents 4" style:family="paragraph" style:parent-style-name="Index" style:class="index">
      <style:paragraph-properties loext:contextual-spacing="false" fo:margin-left="0.5898in" fo:margin-right="0in" fo:margin-top="0in" fo:margin-bottom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OOoContents_20_3" style:display-name="OOoContents 3" style:family="paragraph" style:parent-style-name="OOoContents">
      <style:paragraph-properties loext:contextual-spacing="false" fo:margin-left="0.3937in" fo:margin-right="0in" fo:margin-top="0in" fo:margin-bottom="0in" fo:text-indent="0in" style:auto-text-indent="false"/>
    </style:style>
    <style:style style:name="OOoContents_20_2" style:display-name="OOoContents 2" style:family="paragraph" style:parent-style-name="OOoContents">
      <style:paragraph-properties loext:contextual-spacing="false" fo:margin-left="0.1965in" fo:margin-right="0in" fo:margin-top="0.0398in" fo:margin-bottom="0in" fo:text-indent="0in" style:auto-text-indent="false"/>
    </style:style>
    <style:style style:name="OOoContents_20_1" style:display-name="OOoContents 1" style:family="paragraph" style:parent-style-name="OOoContents" style:master-page-name="">
      <style:paragraph-properties loext:contextual-spacing="false" fo:margin-top="0.0783in" fo:margin-bottom="0in" style:page-number="auto" fo:keep-with-next="always"/>
      <style:text-properties fo:font-size="12pt" fo:font-weight="bold"/>
    </style:style>
    <style:style style:name="OOoContents" style:family="paragraph" style:parent-style-name="OOoTextBody">
      <style:paragraph-properties loext:contextual-spacing="false" fo:margin-left="0in" fo:margin-right="0in" fo:margin-top="0in" fo:margin-bottom="0in" fo:text-indent="0in" style:auto-text-indent="false"/>
      <style:text-properties style:font-name="DejaVu Serif"/>
    </style:style>
    <style:style style:name="OOoHeading" style:family="paragraph" style:parent-style-name="Standard" style:master-page-name="">
      <style:paragraph-properties loext:contextual-spacing="false" fo:margin-left="0in" fo:margin-right="0in" fo:margin-top="0in" fo:margin-bottom="0in" fo:text-indent="0in" style:auto-text-indent="false" style:page-number="auto" style:shadow="none" fo:keep-with-next="always"/>
      <style:text-properties fo:color="#0e85cd" style:font-name="DejaVu Sans" fo:font-size="140%" fo:font-weight="bold"/>
    </style:style>
    <style:style style:name="Frame_20_contents" style:display-name="Frame contents" style:family="paragraph" style:parent-style-name="Text_20_body" style:class="extra"/>
    <style:style style:name="OOoSubtitle" style:family="paragraph" style:parent-style-name="OOoTextBody" style:next-style-name="OOoTextBody">
      <style:paragraph-properties fo:text-align="center" style:justify-single-word="false"/>
      <style:text-properties fo:color="#000000" fo:font-size="18pt" fo:font-style="italic"/>
    </style:style>
    <style:style style:name="OOoComputerCode_5f_End" style:display-name="OOoComputerCode_End" style:family="paragraph" style:parent-style-name="OOoComputerCode" style:next-style-name="OOoTextBody">
      <style:paragraph-properties loext:contextual-spacing="false" fo:margin-left="0.25in" fo:margin-right="0in" fo:margin-top="0in" fo:margin-bottom="0.0417in" fo:text-indent="0in" style:auto-text-indent="false"/>
      <style:text-properties fo:font-size="11pt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SimpleList" style:family="paragraph" style:parent-style-name="OOoList" style:next-style-name="OOoTextBody">
      <style:paragraph-properties loext:contextual-spacing="false" fo:margin-left="0.25in" fo:margin-right="0in" fo:margin-top="0in" fo:margin-bottom="0.0417in" fo:text-indent="0in" style:auto-text-indent="false"/>
    </style:style>
    <style:style style:name="OOoDefinition" style:family="paragraph" style:parent-style-name="OOoTextBody">
      <style:paragraph-properties loext:contextual-spacing="false" fo:margin-left="0.25in" fo:margin-right="0in" fo:margin-top="0in" fo:margin-bottom="0.0835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1965in" fo:margin-right="0in" fo:margin-top="0in" fo:margin-bottom="0in" fo:text-indent="0in" style:auto-text-indent="false"/>
    </style:style>
    <style:style style:name="OOoDefinitionTerm" style:family="paragraph" style:parent-style-name="OOoDefinition" style:next-style-name="OOoDefinition" style:master-page-name="">
      <style:paragraph-properties loext:contextual-spacing="false" fo:margin-left="0in" fo:margin-right="0in" fo:margin-top="0.0398in" fo:margin-bottom="0in" fo:text-indent="0in" style:auto-text-indent="false" style:page-number="auto" fo:keep-with-next="always"/>
      <style:text-properties fo:color="#000000" style:font-name="DejaVu Serif1" fo:font-weight="bold" style:font-weight-asian="normal"/>
    </style:style>
    <style:style style:name="OOoFigure" style:family="paragraph" style:parent-style-name="OOoTextBody" style:next-style-name="OOoTextBody" style:master-page-name="">
      <style:paragraph-properties loext:contextual-spacing="false" fo:margin-top="0.0835in" fo:margin-bottom="0.0835in" fo:text-align="center" style:justify-single-word="false" style:page-number="auto" fo:keep-with-next="auto"/>
    </style:style>
    <style:style style:name="OOoNewChapter" style:family="paragraph" style:parent-style-name="OOoTextBody">
      <style:paragraph-properties loext:contextual-spacing="false" fo:margin-top="0in" fo:margin-bottom="0.0417in" fo:text-align="center" style:justify-single-word="false"/>
      <style:text-properties fo:language="en" fo:country="US"/>
    </style:style>
    <style:style style:name="OOoFootnote" style:family="paragraph" style:parent-style-name="OOoTextBody" style:master-page-name="">
      <style:paragraph-properties loext:contextual-spacing="false" fo:margin-left="0.25in" fo:margin-right="0in" fo:margin-top="0in" fo:margin-bottom="0in" fo:text-indent="-0.25in" style:auto-text-indent="false" style:page-number="auto">
        <style:tab-stops/>
      </style:paragraph-properties>
      <style:text-properties style:font-name="DejaVu Serif" fo:font-size="90%" fo:language="en" fo:country="US"/>
    </style:style>
    <style:style style:name="Footnote" style:family="paragraph" style:parent-style-name="Standard" style:class="extra">
      <style:paragraph-properties loext:contextual-spacing="false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OOoComputerCode" style:family="paragraph" style:parent-style-name="OOoTextBody" style:master-page-name="">
      <style:paragraph-properties loext:contextual-spacing="false" fo:margin-left="0.25in" fo:margin-right="0in" fo:margin-top="0in" fo:margin-bottom="0in" fo:text-indent="0in" style:auto-text-indent="false" style:page-number="auto"/>
      <style:text-properties style:font-name="Courier New" fo:language="zxx" fo:country="none"/>
    </style:style>
    <style:style style:name="OOoFigureCaption" style:family="paragraph" style:parent-style-name="OOoTableCaption" style:next-style-name="OOoTextBody" style:master-page-name="">
      <style:paragraph-properties loext:contextual-spacing="false" fo:margin-top="0in" fo:margin-bottom="0.0429in" fo:text-align="start" style:justify-single-word="false" style:page-number="auto" fo:keep-with-next="auto"/>
      <style:text-properties fo:font-style="italic"/>
    </style:style>
    <style:style style:name="OOoTextBodyIndent" style:family="paragraph" style:parent-style-name="OOoTextBody">
      <style:paragraph-properties loext:contextual-spacing="false" fo:margin-left="0.25in" fo:margin-right="0in" fo:margin-top="0in" fo:margin-bottom="0in" fo:text-indent="0in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loext:contextual-spacing="false" fo:margin-top="0in" fo:margin-bottom="0.0827in"/>
    </style:style>
    <style:style style:name="OOoList_20_1_5f_TextBody" style:display-name="OOoList 1_TextBody" style:family="paragraph" style:parent-style-name="OOoList" style:list-style-name="">
      <style:paragraph-properties fo:margin-left="0.5in" fo:margin-right="0in" fo:text-indent="0in" style:auto-text-indent="false"/>
    </style:style>
    <style:style style:name="OOoList_20_1_20_Cont." style:display-name="OOoList 1 Cont." style:family="paragraph" style:parent-style-name="OOoList_20_1_20_Start"/>
    <style:style style:name="OOoList_20_1_20_Start" style:display-name="OOoList 1 Start" style:family="paragraph" style:parent-style-name="OOoList" style:next-style-name="OOoList_20_1_20_Cont."/>
    <style:style style:name="OOoTextBody_5f_ListIntro" style:display-name="OOoTextBody_ListIntro" style:family="paragraph" style:parent-style-name="OOoTextBody" style:next-style-name="OOoTextBody" style:master-page-name="">
      <style:paragraph-properties loext:contextual-spacing="false" fo:margin-left="0in" fo:margin-right="0in" fo:margin-top="0in" fo:margin-bottom="0.0429in" fo:text-align="start" style:justify-single-word="false" fo:keep-together="auto" fo:orphans="2" fo:widows="2" fo:text-indent="0in" style:auto-text-indent="false" style:page-number="auto" fo:break-before="auto" fo:break-after="auto" fo:keep-with-next="always"/>
      <style:text-properties fo:background-color="transparent"/>
    </style:style>
    <style:style style:name="OOoList" style:family="paragraph" style:parent-style-name="OOoTextBody">
      <style:paragraph-properties loext:contextual-spacing="false" fo:margin-left="0in" fo:margin-right="0in" fo:margin-top="0in" fo:margin-bottom="0.0417in" fo:text-indent="0in" style:auto-text-indent="false"/>
      <style:text-properties fo:language="en" fo:country="US"/>
    </style:style>
    <style:style style:name="OOoTableHeader" style:family="paragraph" style:parent-style-name="OOoTableText" style:master-page-name="">
      <style:paragraph-properties loext:contextual-spacing="false" fo:margin-left="0.0835in" fo:margin-right="0.0835in" fo:margin-top="0in" fo:margin-bottom="0in" fo:text-indent="0in" style:auto-text-indent="false" style:page-number="auto" fo:background-color="transparent">
        <style:background-image/>
      </style:paragraph-properties>
      <style:text-properties fo:color="#000000" style:font-name="DejaVu Sans2" fo:font-size="11pt" fo:font-style="italic" fo:font-weight="bold" style:letter-kerning="true"/>
    </style:style>
    <style:style style:name="OOoTableCaption" style:family="paragraph" style:parent-style-name="OOoTextBody" style:next-style-name="OOoTextBody" style:master-page-name="">
      <style:paragraph-properties loext:contextual-spacing="false" fo:margin-left="0in" fo:margin-right="0in" fo:margin-top="0.0827in" fo:margin-bottom="0.0827in" fo:text-indent="0in" style:auto-text-indent="false" style:page-number="auto" fo:keep-with-next="always"/>
      <style:text-properties fo:font-style="italic"/>
    </style:style>
    <style:style style:name="OOoTableText" style:family="paragraph" style:parent-style-name="OOoTextBody" style:master-page-name="">
      <style:paragraph-properties loext:contextual-spacing="false" fo:margin-left="0.0835in" fo:margin-right="0.0835in" fo:margin-top="0.028in" fo:margin-bottom="0.028in" fo:text-indent="0in" style:auto-text-indent="false" style:page-number="auto"/>
      <style:text-properties style:font-name="DejaVu Sans1" fo:font-size="11pt" fo:language="en" fo:country="US" style:letter-kerning="true"/>
    </style:style>
    <style:style style:name="OOoTip_2f_Note_2f_Caution" style:display-name="OOoTip/Note/Caution" style:family="paragraph" style:parent-style-name="OOoTextBody">
      <style:paragraph-properties loext:contextual-spacing="false" fo:margin-top="0in" fo:margin-bottom="0.0783in" fo:text-align="center" style:justify-single-word="false"/>
      <style:text-properties style:font-name="DejaVu Sans" fo:font-size="14pt" fo:language="en" fo:country="US" fo:font-style="normal" fo:font-weight="bold"/>
    </style:style>
    <style:style style:name="Contents_20_3" style:display-name="Contents 3" style:family="paragraph" style:parent-style-name="Index" style:class="index">
      <style:paragraph-properties loext:contextual-spacing="false" fo:margin-left="0.3929in" fo:margin-right="0in" fo:margin-top="0in" fo:margin-bottom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loext:contextual-spacing="false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OoFooter" style:family="paragraph" style:paren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>
        <style:tab-stops>
          <style:tab-stop style:position="7.0866in" style:type="right"/>
        </style:tab-stops>
      </style:paragraph-properties>
      <style:text-properties fo:font-size="10pt" fo:font-style="italic"/>
    </style:style>
    <style:style style:name="OOoToCHead" style:family="paragraph" style:parent-style-name="OOoHeading" style:next-style-name="OOoTextBody">
      <style:paragraph-properties loext:contextual-spacing="false" fo:margin-top="0in" fo:margin-bottom="0.0827in" fo:padding="0in" fo:border-left="none" fo:border-right="none" fo:border-top="none" fo:border-bottom="0.0138in solid #0084d1" style:shadow="none"/>
      <style:text-properties fo:color="#0e85cd" fo:font-size="18pt"/>
    </style:style>
    <style:style style:name="OOoPageBreak" style:family="paragraph" style:parent-style-name="OOoTextBody" style:next-style-name="OOoTextBody" style:master-page-name="">
      <style:paragraph-properties loext:contextual-spacing="false" fo:margin-left="0in" fo:margin-right="0in" fo:margin-top="0in" fo:margin-bottom="0in" fo:text-indent="0in" style:auto-text-indent="false" style:page-number="auto" fo:break-after="page"/>
    </style:style>
    <style:style style:name="OOoGuideName" style:family="paragraph" style:parent-style-name="OOoTextBody" style:next-style-name="OOoHeading_20_0" style:class="text">
      <style:paragraph-properties loext:contextual-spacing="false" fo:margin-top="0.1965in" fo:margin-bottom="0.0398in" fo:text-align="center" style:justify-single-word="false"/>
      <style:text-properties fo:color="#0e85cd" fo:font-size="28pt" fo:font-style="normal" fo:font-weight="normal"/>
    </style:style>
    <style:style style:name="OOoHeading_20_0" style:display-name="OOoHeading 0" style:family="paragraph" style:parent-style-name="OOoHeading" style:next-style-name="OOoTextBody" style:default-outline-level="1" style:list-style-name="">
      <style:paragraph-properties loext:contextual-spacing="false" fo:margin-top="1.9689in" fo:margin-bottom="0.5236in" fo:text-align="center" style:justify-single-word="false"/>
      <style:text-properties fo:color="#000000" style:font-name="DejaVu Sans" fo:font-size="28pt" fo:font-style="normal" fo:font-weight="bold"/>
    </style:style>
    <style:style style:name="OOoHeading_20_1" style:display-name="OOoHeading 1" style:family="paragraph" style:parent-style-name="OOoHeading" style:next-style-name="OOoTextBody" style:default-outline-level="2" style:list-style-name="" style:master-page-name="">
      <style:paragraph-properties loext:contextual-spacing="false" fo:margin-top="0.1575in" fo:margin-bottom="0.1256in" style:page-number="auto" fo:padding="0in" fo:border-left="none" fo:border-right="none" fo:border-top="none" fo:border-bottom="0.0138in solid #0084d1" style:shadow="none"/>
      <style:text-properties fo:color="#0e85cd" fo:font-size="16pt" style:font-weight-asian="normal"/>
    </style:style>
    <style:style style:name="OOoTextBody" style:family="paragraph" style:parent-style-name="Standard" style:master-page-name="">
      <style:paragraph-properties loext:contextual-spacing="false" fo:margin-left="0in" fo:margin-right="0in" fo:margin-top="0in" fo:margin-bottom="0.0835in" fo:orphans="2" fo:widows="2" fo:text-indent="0in" style:auto-text-indent="false" style:page-number="auto">
        <style:tab-stops/>
      </style:paragraph-properties>
      <style:text-properties style:font-name="DejaVu Serif" fo:font-size="11pt" fo:language="en" fo:country="U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OOoTipNoteCaution" style:family="text">
      <style:text-properties style:font-name="DejaVu Sans" fo:font-size="14pt" fo:font-weight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dex_20_Link" style:display-name="Index Link" style:family="text">
      <style:text-properties style:font-name="DejaVu Serif"/>
    </style:style>
    <style:style style:name="Main_20_index_20_entry" style:display-name="Main index entry" style:family="text">
      <style:text-properties style:font-name="DejaVu Serif2" fo:font-style="italic" fo:font-weight="normal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Comment" style:display-name="_OOoComputerComment" style:family="text" style:parent-style-name="_5f_OOoComputerBase">
      <style:text-properties fo:color="#000000" style:font-name="Courier New" style:font-weight-asian="normal"/>
    </style:style>
    <style:style style:name="_5f_OOoComputerBase" style:display-name="_OOoComputerBase" style:family="text" style:parent-style-name="OOoComputerCode">
      <style:text-properties style:font-name="Courier New" fo:font-size="9pt" fo:font-weight="bold" fo:background-color="transparent" style:font-weight-asian="normal"/>
    </style:style>
    <style:style style:name="Emphasis" style:family="text">
      <style:text-properties fo:font-style="italic" style:font-style-asian="italic" style:font-style-complex="italic"/>
    </style:style>
    <style:style style:name="OOoChapNumber" style:family="text">
      <style:text-properties fo:color="#0e85cd" style:font-name="DejaVu Serif3" fo:font-size="54pt" fo:font-style="italic" fo:font-weight="bold" style:letter-kerning="true" fo:background-color="transparent" style:font-relief="embossed"/>
    </style:style>
    <style:style style:name="OOoFileName" style:family="text">
      <style:text-properties style:font-name="Courier New1" fo:font-size="11pt" style:letter-kerning="true" style:font-size-asian="11pt" style:font-size-complex="11pt"/>
    </style:style>
    <style:style style:name="Highlight" style:family="text">
      <style:text-properties fo:color="#000080" style:font-name="DejaVu Serif" fo:font-weight="normal"/>
    </style:style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>
      <style:text-properties fo:color="#000080" fo:font-weight="bold"/>
    </style:style>
    <style:style style:name="OOoKeyboardInput" style:family="text" style:parent-style-name="OOoComputerCode">
      <style:text-properties fo:color="#000000" style:font-name="Courier New" style:letter-kerning="true"/>
    </style:style>
    <style:style style:name="OOoKeystroke" style:family="text" style:parent-style-name="OOoDefault">
      <style:text-properties style:font-name="DejaVu Sans3" fo:font-style="italic" style:font-style-asian="italic" style:font-weight-asian="normal" style:font-style-complex="italic"/>
    </style:style>
    <style:style style:name="OOoEmphasis" style:family="text" style:parent-style-name="OOoDefault">
      <style:text-properties style:font-name="DejaVu Serif2" fo:font-style="italic"/>
    </style:style>
    <style:style style:name="Footnote_20_anchor" style:display-name="Footnote anchor" style:family="text">
      <style:text-properties style:text-position="super 80%" style:font-name="DejaVu Serif"/>
    </style:style>
    <style:style style:name="Footnote_20_Symbol" style:display-name="Footnote Symbol" style:family="text">
      <style:text-properties style:font-name="DejaVu Serif"/>
    </style:style>
    <style:style style:name="OOoComputerCode" style:family="text" style:parent-style-name="OOoDefault">
      <style:text-properties style:font-name="Courier New" fo:font-size="11pt" fo:language="zxx" fo:country="none"/>
    </style:style>
    <style:style style:name="OOoStrongEmphasis" style:family="text" style:parent-style-name="OOoDefault">
      <style:text-properties style:font-name="DejaVu Sans" fo:font-weight="bold"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Bitstream Vera Serif" fo:font-size="12pt" style:font-name-asian="StarSymbol" style:font-size-asian="9pt" style:font-name-complex="StarSymbol" style:font-size-complex="9pt"/>
    </style:style>
    <style:style style:name="OOoMenuPath" style:family="text" style:parent-style-name="OOoDefault">
      <style:text-properties style:font-name="DejaVu Sans" fo:language="en" fo:country="US" fo:font-weight="bold" style:letter-kerning="true"/>
    </style:style>
    <style:style style:name="OOoDefault" style:family="text">
      <style:text-properties style:font-name="DejaVu Serif" fo:font-size="11pt" fo:language="en" fo:country="US" style:letter-kerning="true" style:font-size-asian="11pt"/>
    </style:style>
    <style:style style:name="Internet_20_link" style:display-name="Internet link" style:family="text">
      <style:text-properties fo:color="#000080" style:font-name="Liberation Sans" fo:font-size="11pt" style:text-underline-style="none"/>
    </style:style>
    <style:style style:name="OOoChapterNumber" style:family="text">
      <style:text-properties fo:color="#0e85cd" style:font-name="DejaVu Sans" fo:font-size="60pt" fo:font-style="normal" fo:font-weight="bold" style:font-name-asian="Liberation Sans" style:font-size-asian="60pt" style:font-size-complex="48pt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style:background-transparency="100%" fo:padding="0in" fo:border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padding="0in" fo:border="none"/>
    </style:style>
    <style:style style:name="OOoScenario" style:family="graphic" style:parent-style-name="OOoFrame">
      <style:graphic-properties text:anchor-type="page" svg:x="0in" svg:y="0in" fo:margin-top="0.0835in" fo:margin-bottom="0.0835in" style:vertical-pos="top" style:vertical-rel="page-content" style:horizontal-pos="from-left" style:horizontal-rel="page-content" fo:background-color="#f5f5ff" style:background-transparency="0%" fo:padding="0.1181in" fo:border="0.0138in solid #000080" style:shadow="none">
        <style:background-image/>
        <style:columns fo:column-count="1" fo:column-gap="0in"/>
      </style:graphic-properties>
    </style:style>
    <style:style style:name="OOoFrame" style:family="graphic">
      <style:graphic-properties text:anchor-type="page" svg:x="0in" svg:y="0in" fo:margin-top="0in" fo:margin-bottom="0in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OOoFooter">
      <style:paragraph-properties>
        <style:tab-stops>
          <style:tab-stop style:position="5.0898in" style:type="center"/>
          <style:tab-stop style:position="10.1181in" style:type="right"/>
        </style:tab-stops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 fo:text-align="end" style:justify-single-word="false"/>
      <style:text-properties fo:font-size="11pt" style:font-size-asian="11pt" style:font-size-complex="11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5902in" fo:margin-left="0.2756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5902in" fo:margin-left="0.1965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="0in" style:shadow="none" style:dynamic-spacing="false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75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7">
      <style:page-layout-properties fo:page-width="11.6929in" fo:page-height="8.2681in" style:num-format="1" style:print-orientation="landscape" fo:margin-top="0.7874in" fo:margin-bottom="0.5902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  <style:page-layout style:name="Mpm8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008in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9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10" style:page-usage="right">
      <style:page-layout-properties fo:page-width="8.2681in" fo:page-height="11.6929in" style:num-format="1" style:print-orientation="portrait" fo:margin-top="0.7874in" fo:margin-bottom="0.752in" fo:margin-left="0.9055in" fo:margin-right="0.9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17in" fo:margin-left="0in" fo:margin-right="0in" fo:margin-top="0.1957in" fo:border-top="0.0008in solid #000000" fo:border-bottom="none" fo:border-left="none" fo:border-right="none" fo:padding-top="0.0398in" fo:padding-bottom="0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/>
    <style:master-page style:name="Landscape" style:page-layout-name="Mpm2"/>
    <style:master-page style:name="OOoIndex" style:page-layout-name="Mpm3"/>
    <style:master-page style:name="Index" style:page-layout-name="Mpm4"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5" style:next-style-name="Standard"/>
    <style:master-page style:name="OOoTitlePage" style:page-layout-name="Mpm6" style:next-style-name="OOoCopyright">
      <style:footer>
        <text:p text:style-name="Footer"/>
      </style:footer>
    </style:master-page>
    <style:master-page style:name="OOoOneColumn" style:page-layout-name="Mpm7">
      <style:footer>
        <text:p text:style-name="MP1"><text:title/><text:tab/><text:chapter text:display="name" text:outline-level="1"/><text:tab/><text:page-number text:select-page="current">2</text:page-number></text:p>
      </style:footer>
    </style:master-page>
    <style:master-page style:name="OOoFrontMatter" style:page-layout-name="Mpm8">
      <style:footer>
        <text:p text:style-name="MP2"><text:title/> | <text:page-number text:select-page="current">7</text:page-number></text:p>
      </style:footer>
      <style:footer-left>
        <text:p text:style-name="OOoFooter"><text:page-number text:select-page="current">6</text:page-number> | <text:title/></text:p>
      </style:footer-left>
    </style:master-page>
    <style:master-page style:name="OOoCopyright" style:page-layout-name="Mpm9" style:next-style-name="OOoFrontMatter">
      <style:footer>
        <text:p text:style-name="OOoFooter"/>
        <text:p text:style-name="MP3"/>
      </style:footer>
    </style:master-page>
    <style:master-page style:name="OOoFirstPage" style:page-layout-name="Mpm10" style:next-style-name="OOoCopyright"/>
    <style:master-page style:name="OOoPageStyle" style:page-layout-name="Mpm11">
      <style:footer>
        <text:p text:style-name="MP2"><text:chapter text:display="name" text:outline-level="1"/> | <text:page-number text:select-page="current">2</text:page-number></text:p>
      </style:footer>
      <style:footer-left>
        <text:p text:style-name="OOoFooter"><text:page-number text:select-page="current">2</text:page-number> | <text:chapter text:display="name" text:outline-level="1"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46S</meta:editing-duration>
    <meta:editing-cycles>3</meta:editing-cycles>
    <meta:generator>OpenOffice/4.1.12$Win32 OpenOffice.org_project/4112m1$Build-9809</meta:generator>
    <dc:date>2022-05-27T11:51:47.46</dc:date>
    <meta:document-statistic meta:table-count="0" meta:image-count="0" meta:object-count="0" meta:page-count="1" meta:paragraph-count="5" meta:word-count="4" meta:character-count="25"/>
    <dc:creator>Keith McKenna</dc:creator>
    <meta:user-defined meta:name="Info 1"/>
    <meta:user-defined meta:name="Info 2"/>
    <meta:user-defined meta:name="Info 3"/>
    <meta:user-defined meta:name="Info 4"/>
  </office:meta>
</office:document-meta>
</file>